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dfc166" officeooo:paragraph-rsid="00dfc166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e5158f" officeooo:paragraph-rsid="00e5158f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bd32ff"/>
    </style:style>
    <style:style style:name="T8" style:family="text">
      <style:text-properties officeooo:rsid="00e37d1d"/>
    </style:style>
    <style:style style:name="T9" style:family="text">
      <style:text-properties officeooo:rsid="00be6eb5"/>
    </style:style>
    <style:style style:name="T10" style:family="text">
      <style:text-properties officeooo:rsid="00e515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12">백엔드 설계</text:p>
      <text:p text:style-name="P2"/>
      <text:p text:style-name="P2">- <text:span text:style-name="T3">DB 모델링 (ERD)</text:span></text:p>
      <text:p text:style-name="P13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4">excel로 명시. <text:span text:style-name="T5">응답은</text:span> 나중에 추가 예정.</text:p>
      <text:p text:style-name="P4"/>
      <text:p text:style-name="P2">- 보안, 인증 구조</text:p>
      <text:p text:style-name="P2"/>
      <text:p text:style-name="P12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5">API명세가 확정되면 프론트/백 개발 병행 가능</text:p>
      <text:p text:style-name="P5"/>
      <text:p text:style-name="P5">백엔드: <text:span text:style-name="T6">restapi, jpa, 로그인등 구현</text:span></text:p>
      <text:p text:style-name="P6">domain, repository, service, controller, jpa등</text:p>
      <text:p text:style-name="P7"/>
      <text:p text:style-name="P7">나중에 할 것들</text:p>
      <text:p text:style-name="P7"><text:soft-page-break/>- 삭제시 <text:span text:style-name="T7">cascade하는것. </text:span><text:span text:style-name="T8">o</text:span></text:p>
      <text:p text:style-name="P7">- <text:span text:style-name="T9">여러조건으로 게시글 검색.</text:span></text:p>
      <text:p text:style-name="P7">- 폰트 크기 변경?</text:p>
      <text:p text:style-name="P7">- 댓글 이모티콘?</text:p>
      <text:p text:style-name="P7">- 사진 업로드?</text:p>
      <text:p text:style-name="P7">- 패스워드 암호화</text:p>
      <text:p text:style-name="P8"/>
      <text:p text:style-name="P5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9"/>
      <text:p text:style-name="P10">repository 테스트 <text:span text:style-name="T10">o </text:span></text:p>
      <text:p text:style-name="P10">controller 테스트</text:p>
      <text:p text:style-name="P11"/>
      <text:p text:style-name="P11">테스트 기준을 명확하게 세워보자.</text:p>
      <text:p text:style-name="P11"/>
      <text:p text:style-name="P2"/>
      <text:p text:style-name="P1">통합 테스트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7:24:11.932559909</meta:creation-date>
    <dc:date>2025-05-28T17:02:38.855106704</dc:date>
    <meta:editing-duration>PT20H50M12S</meta:editing-duration>
    <meta:editing-cycles>128</meta:editing-cycles>
    <meta:generator>LibreOffice/24.2.7.2$Linux_X86_64 LibreOffice_project/420$Build-2</meta:generator>
    <meta:document-statistic meta:table-count="0" meta:image-count="0" meta:object-count="0" meta:page-count="2" meta:paragraph-count="39" meta:word-count="357" meta:character-count="602" meta:non-whitespace-character-count="500"/>
  </office:meta>
</office:document-meta>
</file>